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8f21" officeooo:paragraph-rsid="001f8f2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8f21" officeooo:paragraph-rsid="001f8f21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56a73" officeooo:paragraph-rsid="00256a73" style:font-weight-asian="bold" style:font-weight-complex="bold"/>
    </style:style>
    <style:style style:name="P5" style:family="paragraph" style:parent-style-name="Standard">
      <style:text-properties fo:font-weight="bold" officeooo:rsid="00266aff" officeooo:paragraph-rsid="00266aff" style:font-weight-asian="bold" style:font-weight-complex="bold"/>
    </style:style>
    <style:style style:name="P6" style:family="paragraph" style:parent-style-name="Standard">
      <style:text-properties fo:font-weight="normal" officeooo:rsid="00256a73" officeooo:paragraph-rsid="00256a73" style:font-weight-asian="normal" style:font-weight-complex="normal"/>
    </style:style>
    <style:style style:name="P7" style:family="paragraph" style:parent-style-name="Standard">
      <style:text-properties fo:font-weight="normal" officeooo:rsid="00263bd9" officeooo:paragraph-rsid="00263bd9" style:font-weight-asian="normal" style:font-weight-complex="normal"/>
    </style:style>
    <style:style style:name="P8" style:family="paragraph" style:parent-style-name="Standard">
      <style:text-properties fo:font-weight="normal" officeooo:rsid="00266aff" officeooo:paragraph-rsid="00266aff" style:font-weight-asian="normal" style:font-weight-complex="normal"/>
    </style:style>
    <style:style style:name="P9" style:family="paragraph" style:parent-style-name="Standard">
      <style:text-properties fo:font-weight="normal" officeooo:rsid="00285ad2" officeooo:paragraph-rsid="00285ad2" style:font-weight-asian="normal" style:font-weight-complex="normal"/>
    </style:style>
    <style:style style:name="T1" style:family="text">
      <style:text-properties officeooo:rsid="0022ca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6aff" style:font-weight-asian="bold" style:font-weight-complex="bold"/>
    </style:style>
    <style:style style:name="T4" style:family="text">
      <style:text-properties officeooo:rsid="002ca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Rehan Shakoor</text:p>
      <text:p text:style-name="P1">Submission Date : 23/10/2024</text:p>
      <text:p text:style-name="P2"/>
      <text:p text:style-name="P2">Project Report</text:p>
      <text:p text:style-name="P2">Car Black Box</text:p>
      <text:p text:style-name="P2"/>
      <text:p text:style-name="P2"/>
      <text:p text:style-name="P3">Project Description : </text:p>
      <text:p text:style-name="Standard"/>
      <text:p text:style-name="Standard">Project is to make a fully functional black box for a car. Black box is used to store events which happens with the vehical, like gear change, collision, <text:span text:style-name="T1">speed</text:span> etc.</text:p>
      <text:p text:style-name="Standard"/>
      <text:p text:style-name="Standard">These records are important for accident cause analysis and to check traffic rules are followed properly or not.</text:p>
      <text:p text:style-name="Standard"/>
      <text:p text:style-name="Standard"/>
      <text:p text:style-name="P3">Microcontroller used : </text:p>
      <text:p text:style-name="Standard"/>
      <text:p text:style-name="Standard">In this project <text:span text:style-name="T2">PIC16F877A (8-bit)</text:span>, microcontroller is used. <text:span text:style-name="T2">MPLAB IDE</text:span> is used to do all register level coding using <text:span text:style-name="T2">C language.</text:span></text:p>
      <text:p text:style-name="P3"/>
      <text:p text:style-name="Standard"/>
      <text:p text:style-name="Standard"/>
      <text:p text:style-name="P4">Black Box Features : </text:p>
      <text:p text:style-name="P4"/>
      <text:p text:style-name="P4"/>
      <text:p text:style-name="P4">1) Operational Mode :</text:p>
      <text:p text:style-name="P4"/>
      <text:p text:style-name="P6">In this mode, we can see time, event and speed of vehical. </text:p>
      <text:p text:style-name="P6">Time is read from external <text:span text:style-name="T2">RTC</text:span> connect to controller via <text:span text:style-name="T2">I2C</text:span> communication protocol. </text:p>
      <text:p text:style-name="P6">Speed is read from potentiometer, which is connect to <text:span text:style-name="T2">ADC</text:span> input pin.</text:p>
      <text:p text:style-name="P6">Switch <text:span text:style-name="T2">interrupts</text:span> are used to change gear and to denote collision.</text:p>
      <text:p text:style-name="P6"/>
      <text:p text:style-name="P6"/>
      <text:p text:style-name="P4">2) Event Capture :</text:p>
      <text:p text:style-name="P4"/>
      <text:p text:style-name="P6">When some gear is change<text:span text:style-name="T4">d</text:span> or collision happens, then current time, gear value and speed is stored in <text:span text:style-name="T2">external EEPROM</text:span>. This EEPROM is conencted via <text:span text:style-name="T2">I2C protocol.</text:span></text:p>
      <text:p text:style-name="P6"><text:span text:style-name="T2"/></text:p>
      <text:p text:style-name="P6"><text:span text:style-name="T2"/></text:p>
      <text:p text:style-name="P7"><text:span text:style-name="T3">3</text:span><text:span text:style-name="T2">) Login screen :</text:span></text:p>
      <text:p text:style-name="P7"><text:span text:style-name="T2"/></text:p>
      <text:p text:style-name="P7">User have to enter a password, to login into the device.</text:p>
      <text:p text:style-name="P7"/>
      <text:p text:style-name="P7"/>
      <text:p text:style-name="P7"/>
      <text:p text:style-name="P5">4) Menu screen :</text:p>
      <text:p text:style-name="P5"/>
      <text:p text:style-name="P8">In menu we can, view logs which are stored in external EEPROM.</text:p>
      <text:p text:style-name="P8">We can set RTC time.</text:p>
      <text:p text:style-name="P8">We can see all logs stored in EEPROM on serial terminal (UART).</text:p>
      <text:p text:style-name="P9">We can clear all log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5:40:28.201126157</meta:creation-date>
    <meta:generator>LibreOffice/7.3.7.2$Linux_X86_64 LibreOffice_project/30$Build-2</meta:generator>
    <dc:date>2024-10-23T21:12:09.134319656</dc:date>
    <meta:editing-duration>PT15H31M41S</meta:editing-duration>
    <meta:editing-cycles>13</meta:editing-cycles>
    <meta:document-statistic meta:table-count="0" meta:image-count="0" meta:object-count="0" meta:page-count="1" meta:paragraph-count="24" meta:word-count="228" meta:character-count="1278" meta:non-whitespace-character-count="1069"/>
  </office:meta>
</office:document-meta>
</file>